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b7a4b" officeooo:paragraph-rsid="000b7a4b"/>
    </style:style>
    <style:style style:name="P2" style:family="paragraph" style:parent-style-name="Standard">
      <style:text-properties officeooo:rsid="000cbc02" officeooo:paragraph-rsid="000cbc02"/>
    </style:style>
    <style:style style:name="P3" style:family="paragraph" style:parent-style-name="Standard">
      <style:text-properties fo:font-weight="bold" officeooo:rsid="000e7eaf" officeooo:paragraph-rsid="000e7eaf" style:font-weight-asian="bold" style:font-weight-complex="bold"/>
    </style:style>
    <style:style style:name="P4" style:family="paragraph" style:parent-style-name="Standard">
      <style:text-properties fo:font-weight="normal" officeooo:rsid="000cbc02" officeooo:paragraph-rsid="000cbc02" style:font-weight-asian="normal" style:font-weight-complex="normal"/>
    </style:style>
    <style:style style:name="P5" style:family="paragraph" style:parent-style-name="Standard">
      <style:text-properties fo:font-weight="normal" officeooo:rsid="000f5e49" officeooo:paragraph-rsid="000f5e49" style:font-weight-asian="normal" style:font-weight-complex="normal"/>
    </style:style>
    <style:style style:name="P6" style:family="paragraph" style:parent-style-name="Standard" style:list-style-name="L1">
      <style:text-properties officeooo:paragraph-rsid="000ebee6"/>
    </style:style>
    <style:style style:name="P7" style:family="paragraph" style:parent-style-name="Standard" style:list-style-name="L1">
      <style:text-properties officeooo:rsid="000ebee6" officeooo:paragraph-rsid="000ebee6"/>
    </style:style>
    <style:style style:name="P8" style:family="paragraph" style:parent-style-name="Standard">
      <style:text-properties officeooo:rsid="000ebee6" officeooo:paragraph-rsid="000ebee6"/>
    </style:style>
    <style:style style:name="P9" style:family="paragraph" style:parent-style-name="Standard">
      <style:text-properties officeooo:rsid="000f5af2" officeooo:paragraph-rsid="000cbc02"/>
    </style:style>
    <style:style style:name="P10" style:family="paragraph" style:parent-style-name="Standard">
      <style:text-properties officeooo:rsid="000f5e49" officeooo:paragraph-rsid="000f5e49"/>
    </style:style>
    <style:style style:name="P11" style:family="paragraph" style:parent-style-name="Standard">
      <style:text-properties officeooo:rsid="000fb63d" officeooo:paragraph-rsid="000fb63d"/>
    </style:style>
    <style:style style:name="T1" style:family="text">
      <style:text-properties style:font-name="Liberation Serif1" fo:font-weight="normal" officeooo:rsid="000ebee6" style:font-name-asian="Liberation Serif1" style:font-weight-asian="normal" style:font-name-complex="Liberation Serif1" style:font-weight-complex="normal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ebee6" style:font-weight-asian="normal" style:font-weight-complex="normal"/>
    </style:style>
    <style:style style:name="T4" style:family="text">
      <style:text-properties style:text-position="sub 58%" fo:font-weight="normal" style:font-weight-asian="normal" style:font-weight-complex="normal"/>
    </style:style>
    <style:style style:name="T5" style:family="text">
      <style:text-properties style:text-position="0% 100%" fo:font-weight="normal" style:font-weight-asian="normal" style:font-weight-complex="normal"/>
    </style:style>
    <style:style style:name="T6" style:family="text">
      <style:text-properties style:text-position="0% 100%" style:font-name="Liberation Serif1" fo:font-weight="normal" style:font-name-asian="Liberation Serif1" style:font-weight-asian="normal" style:font-name-complex="Liberation Serif1" style:font-weight-complex="normal"/>
    </style:style>
    <style:style style:name="T7" style:family="text">
      <style:text-properties style:text-position="0% 100%" style:font-name="Liberation Serif1" fo:font-weight="normal" officeooo:rsid="000ebee6" style:font-name-asian="Liberation Serif1" style:font-weight-asian="normal" style:font-name-complex="Liberation Serif1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heck Program :: Program → TC ()</text:p>
      <text:p text:style-name="P1">Check Definition :: Definition → TC()</text:p>
      <text:p text:style-name="P1">Check Protocol :: Protocol → TC()</text:p>
      <text:p text:style-name="P1">Check Computation :: SessionType → TypeEnv → SessionType → Computation → TC(Type, SessionType)</text:p>
      <text:p text:style-name="P1">Check Value :: TypeEnv → Value → TC Type</text:p>
      <text:p text:style-name="P1"/>
      <text:p text:style-name="P1"/>
      <text:p text:style-name="P3">SUBTYPING</text:p>
      <text:p text:style-name="P2">Person = (name : String)</text:p>
      <text:p text:style-name="P2">Employee = (name: String, department: String)</text:p>
      <text:p text:style-name="P2">defName :: Person → String</text:p>
      <text:p text:style-name="P2">TypeEnv M:A, A &lt;=B =&gt; TypeEnv M:B</text:p>
      <text:p text:style-name="P9"/>
      <text:p text:style-name="P2"/>
      <text:p text:style-name="P4"/>
      <text:p text:style-name="P5">Examples:</text:p>
      <text:list xml:id="list2084311405" text:style-name="L1">
        <text:list-item>
          <text:p text:style-name="P6"><text:span text:style-name="T3">{T} TypeEnv | S </text:span><text:span text:style-name="T1">►Self : Pid(T) ◄ S</text:span></text:p>
          <text:list>
            <text:list-item>
              <text:p text:style-name="P6"><text:span text:style-name="T3">typeComputation followST typeEnv SessionType ESelf = (Pid followST, SessionType)</text:span></text:p>
            </text:list-item>
            <text:list-item>
              <text:p text:style-name="P7"><text:span text:style-name="T2">typeComputation followST typeEnv SessionType (EAssign var x</text:span><text:span text:style-name="T4">1</text:span><text:span text:style-name="T5"> x</text:span><text:span text:style-name="T4">2</text:span><text:span text:style-name="T5">) = </text:span></text:p>
              <text:list>
                <text:list-header>
                  <text:p text:style-name="P7"><text:span text:style-name="T5">let (ty, St`) = typeComputation followST typeEnv SessionType in</text:span></text:p>
                  <text:p text:style-name="P7"><text:span text:style-name="T5">let (ty`, St``) = typeComputation followST ((var,ty):typeEnv) St` in</text:span></text:p>
                  <text:p text:style-name="P7"><text:span text:style-name="T5">(St``, ty`)</text:span></text:p>
                </text:list-header>
              </text:list>
            </text:list-item>
          </text:list>
        </text:list-item>
      </text:list>
      <text:p text:style-name="P8"><text:span text:style-name="T5"/></text:p>
      <text:p text:style-name="P10"><text:span text:style-name="T5">[Ponger!Ping(()) . Ponger?Pong(()) . End] </text:span><text:span text:style-name="T7">►</text:span><text:span text:style-name="T6">send Ping(()) to Ponger : 1 </text:span><text:span text:style-name="T7">◄ </text:span><text:span text:style-name="T6">[Ponger?Pong(()) . End]</text:span></text:p>
      <text:p text:style-name="P10"><text:span text:style-name="T6"/></text:p>
      <text:p text:style-name="P10"><text:span text:style-name="T6"/></text:p>
      <text:p text:style-name="P10"><text:span text:style-name="T6">type TC a = Either Error a</text:span></text:p>
      <text:p text:style-name="P11"><text:span text:style-name="T6">Error :: String → a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29T13:00:56.745374504</meta:creation-date>
    <dc:date>2021-10-29T13:45:12.316073687</dc:date>
    <meta:editing-duration>PT34M5S</meta:editing-duration>
    <meta:editing-cycles>8</meta:editing-cycles>
    <meta:generator>LibreOffice/6.4.6.2$Linux_X86_64 LibreOffice_project/40$Build-2</meta:generator>
    <meta:document-statistic meta:table-count="0" meta:image-count="0" meta:object-count="0" meta:page-count="1" meta:paragraph-count="20" meta:word-count="146" meta:character-count="852" meta:non-whitespace-character-count="731"/>
  </office:meta>
</office:document-meta>
</file>